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1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8" style:family="paragraph" style:parent-style-name="Text_20_body">
      <style:text-properties style:font-name-asian="DejaVu Sans2" style:font-name-complex="DejaVu Sans2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Balise">
      <style:text-properties style:use-window-font-color="true"/>
    </style:style>
    <style:style style:name="P31" style:family="paragraph" style:parent-style-name="Code">
      <style:text-properties style:font-name="DejaVu Sans" fo:font-size="10pt" style:font-size-asian="10pt" style:font-size-complex="10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ableau_20_entête">
      <style:paragraph-properties fo:text-align="center" style:justify-single-word="false"/>
    </style:style>
    <style:style style:name="P3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38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39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0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1" style:family="paragraph" style:parent-style-name="Standard">
      <style:text-properties fo:color="#ff3333" fo:font-size="10pt" style:font-size-asian="10pt" style:font-size-complex="10pt"/>
    </style:style>
    <style:style style:name="P42" style:family="paragraph" style:parent-style-name="Standard" style:list-style-name="L4"/>
    <style:style style:name="P43" style:family="paragraph" style:parent-style-name="Table_20_Contents">
      <style:text-properties style:language-complex="ar" style:country-complex="SA"/>
    </style:style>
    <style:style style:name="P44" style:family="paragraph" style:parent-style-name="Table_20_Contents" style:list-style-name="L5"/>
    <style:style style:name="P45" style:family="paragraph" style:parent-style-name="Table_20_Contents" style:list-style-name="L6"/>
    <style:style style:name="P46" style:family="paragraph" style:parent-style-name="Table_20_Contents" style:list-style-name="L7"/>
    <style:style style:name="P47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48" style:family="paragraph" style:parent-style-name="Heading_20_2">
      <style:paragraph-properties loext:contextual-spacing="false" fo:margin-top="0.423cm" fo:margin-bottom="0.212cm"/>
    </style:style>
    <style:style style:name="P49" style:family="paragraph" style:parent-style-name="Heading_20_1">
      <style:text-properties style:font-name-asian="DejaVu Sans2" style:font-name-complex="DejaVu Sans2"/>
    </style:style>
    <style:style style:name="P50" style:family="paragraph" style:parent-style-name="Heading_20_1">
      <style:paragraph-properties fo:break-before="page"/>
      <style:text-properties fo:color="#ffffff"/>
    </style:style>
    <style:style style:name="P51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2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3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8"/>
    <style:style style:name="P57" style:family="paragraph" style:parent-style-name="Text_20_body" style:list-style-name="L13">
      <style:paragraph-properties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58" style:family="paragraph" style:parent-style-name="Text_20_body">
      <style:paragraph-properties fo:margin-top="0.423cm" fo:margin-bottom="0.212cm"/>
    </style:style>
    <style:style style:name="P59" style:family="paragraph" style:parent-style-name="Text_20_body">
      <style:paragraph-properties fo:margin-left="0.423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60" style:family="paragraph" style:parent-style-name="Text_20_body" style:list-style-name="L13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61" style:family="paragraph" style:parent-style-name="Text_20_body" style:list-style-name="L11">
      <style:paragraph-properties fo:margin-top="0cm" fo:margin-bottom="0cm" fo:line-height="162%" fo:orphans="2" fo:widows="2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62" style:family="paragraph" style:parent-style-name="Text_20_body">
      <style:paragraph-properties fo:margin-top="0cm" fo:margin-bottom="0cm"/>
      <style:text-properties fo:letter-spacing="normal"/>
    </style:style>
    <style:style style:name="P63" style:family="paragraph" style:parent-style-name="Text_20_body" style:list-style-name="L12">
      <style:paragraph-properties fo:margin-left="0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2" fo:font-size="11pt" fo:letter-spacing="normal" fo:font-style="normal" fo:font-weight="normal" style:font-size-asian="11pt" style:font-size-complex="11pt"/>
    </style:style>
    <style:style style:name="P64" style:family="paragraph" style:parent-style-name="Text_20_body">
      <style:paragraph-properties fo:margin-top="0.628cm" fo:margin-bottom="0.416cm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style:font-name-asian="DejaVu Sans2" style:font-name-complex="DejaVu Sans2"/>
    </style:style>
    <style:style style:name="T7" style:family="text">
      <style:text-properties style:font-name-asian="DejaVu Sans2" style:font-name-complex="DejaVu Sans2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variant="normal" fo:text-transform="none" style:font-name="Open Sans2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T10" style:family="text">
      <style:text-properties fo:font-variant="normal" fo:text-transform="none" style:font-name="Open Sans2" fo:font-size="11pt" fo:letter-spacing="normal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11" style:family="text">
      <style:text-properties fo:font-variant="normal" fo:text-transform="none" style:font-name="Open Sans2" fo:font-size="11pt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12" style:family="text">
      <style:text-properties fo:font-variant="normal" fo:text-transform="none" style:font-name="Open Sans2" fo:font-size="11pt" fo:font-style="normal" fo:font-weight="normal" style:font-name-asian="DejaVu Sans2" style:font-size-asian="11pt" style:font-name-complex="DejaVu Sans2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6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6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Oc-Pizza Application web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Diego Patino</text:user-defined></text:p>
            <text:p text:style-name="P9"><text:user-defined style:data-style-name="N0" text:name="Auteur_Role">Chef  de Project</text:user-defined></text:p>
          </table:table-cell>
        </table:table-row>
      </table:table>
      <text:p text:style-name="P41"/>
      <text:p text:style-name="Standard"/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1 -Versions<text:tab/>3</text:p>
          <text:p text:style-name="P34">2 -Introduction<text:tab/>4</text:p>
          <text:p text:style-name="P35">2.1 -Objet du document<text:tab/>4</text:p>
          <text:p text:style-name="P35">2.2 -Références<text:tab/>4</text:p>
          <text:p text:style-name="P35">2.3 -Besoin du client<text:tab/>4</text:p>
          <text:p text:style-name="P36">2.3.1 -Contexte<text:tab/>4</text:p>
          <text:p text:style-name="P36">2.3.2 -Enjeux et Objectifs<text:tab/>4</text:p>
          <text:p text:style-name="P34">3 -Description générale de la solution<text:tab/>5</text:p>
          <text:p text:style-name="P35">3.1 -Les principe de fonctionnement<text:tab/>5</text:p>
          <text:p text:style-name="P35">3.2 -Les acteurs<text:tab/>5</text:p>
          <text:p text:style-name="P35">3.3 -Les cas d’utilisation généraux<text:tab/>5</text:p>
          <text:p text:style-name="P34">4 -Le domaine fonctionnel<text:tab/>6</text:p>
          <text:p text:style-name="P35">4.1 -Référentiel<text:tab/>6</text:p>
          <text:p text:style-name="P36">4.1.1 -Règles de gestion<text:tab/>6</text:p>
          <text:p text:style-name="P35">4.2 -Package X<text:tab/>6</text:p>
          <text:p text:style-name="P34">5 -Les workflows<text:tab/>7</text:p>
          <text:p text:style-name="P35">5.1 -Le workflow XXX<text:tab/>7</text:p>
          <text:p text:style-name="P34">6 -Application Web<text:tab/>8</text:p>
          <text:p text:style-name="P35">6.1 -Les acteurs<text:tab/>8</text:p>
          <text:p text:style-name="P35">6.2 -Les cas d’utilisation<text:tab/>8</text:p>
          <text:p text:style-name="P35">6.3 -Les règles de gestion générales<text:tab/>8</text:p>
          <text:p text:style-name="P35">6.4 -Le workflow XXX<text:tab/>8</text:p>
          <text:p text:style-name="P34">7 -Composant XXX<text:tab/>9</text:p>
          <text:p text:style-name="P34">8 -Glossaire<text:tab/>10</text:p>
        </text:index-body>
      </text:table-of-content>
      <text:p text:style-name="P30"/>
      <text:p text:style-name="P30"/>
      <text:h text:style-name="P5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3">Auteur</text:p>
          </table:table-cell>
          <table:table-cell table:style-name="Tableau7.A1" office:value-type="string">
            <text:p text:style-name="P3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3">Version</text:p>
          </table:table-cell>
        </table:table-row>
        <table:table-row table:style-name="Tableau7.2">
          <table:table-cell table:style-name="Tableau7.A2" office:value-type="string">
            <text:p text:style-name="P18">Diego Patino</text:p>
          </table:table-cell>
          <table:table-cell table:style-name="Tableau7.B2" office:value-type="date" office:date-value="2019-12-11">
            <text:p text:style-name="P18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1.0.0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1"/>
      <text:p text:style-name="P27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e l'application XXX…</text:p>
      <text:p text:style-name="Text_20_body">Objectif du document…</text:p>
      <text:p text:style-name="Text_20_body">Les éléments du présents dossiers découlent :</text:p>
      <text:list xml:id="list2345351008157756864" text:style-name="L2">
        <text:list-item>
          <text:p text:style-name="P54">de …</text:p>
        </text:list-item>
        <text:list-item>
          <text:p text:style-name="P54">...</text:p>
        </text:list-item>
      </text:list>
      <text:h text:style-name="Heading_20_2" text:outline-level="2">Références</text:h>
      <text:p text:style-name="Text_20_body">Pour de plus amples informations, se référer également aux éléments suivants :</text:p>
      <text:list xml:id="list3303632312537581806" text:style-name="L3">
        <text:list-item>
          <text:p text:style-name="P55"><text:span text:style-name="T4">OC_PIZZAS</text:span> : Dossier de conception technique de l'application</text:p>
        </text:list-item>
        <text:list-item>
          <text:p text:style-name="P55"><text:span text:style-name="T4">OC_PIZZAS</text:span> : Dossier d'exploitation</text:p>
        </text:list-item>
      </text:list>
      <text:h text:style-name="P47" text:outline-level="2">Besoin du client</text:h>
      <text:h text:style-name="P51" text:outline-level="3">Contexte</text:h>
      <text:p text:style-name="P62"><text:span text:style-name="T11">OC-Pizza  </text:span><text:span text:style-name="T12">est un jeune groupe de pizzeria en plein essor et spécialisé dans les pizzas livrées ou à emporter. Il compte déjà 5 points de vente et prévoit d’en ouvrir au moins 3 de plus d’ici la fin de l’année. Un des responsables du groupe a pris contact avec nous afin de mettre en place un système informatique, déployé dans toutes ses pizzerias. </text:span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h text:style-name="P52" text:outline-level="3"><text:soft-page-break/>Enjeux et Objectifs</text:h>
      <text:p text:style-name="P58"><text:span text:style-name="T5">Les Objectifs identifiés suite a l'analyse de la demande du client sont les suivants : </text:span></text:p>
      <text:list xml:id="list6118004524265934204" text:style-name="L11">
        <text:list-item>
          <text:p text:style-name="P61">Avoir plus d'efficacite dans la gestion des commandes, de leur réception à leur livraison en passant par leur préparation;</text:p>
        </text:list-item>
        <text:list-item>
          <text:p text:style-name="P61">Pouvoir suivre en temps réel les commandes passées et en préparation;</text:p>
        </text:list-item>
        <text:list-item>
          <text:p text:style-name="P61">Avoir un gestion en temps réel du stock d’ingrédients restants pour savoir quelles pizzas sont encore réalisables;</text:p>
        </text:list-item>
      </text:list>
      <text:list xml:id="list8838869201466754120" text:style-name="L12">
        <text:list-item>
          <text:p text:style-name="P63">de proposer un site Internet pour que les clients puissent :</text:p>
        </text:list-item>
      </text:list>
      <text:list xml:id="list2706445783697899558" text:style-name="L13">
        <text:list-item>
          <text:p text:style-name="P60">passer leurs commandes, en plus de la prise de commande par téléphone ou sur place,</text:p>
        </text:list-item>
        <text:list-item>
          <text:p text:style-name="P60">payer en ligne leur commande s’ils le souhaitent – sinon, ils paieront directement à la livraison</text:p>
        </text:list-item>
        <text:list-item>
          <text:p text:style-name="P60">modifier ou annuler leur commande tant que celle-ci n’a pas été préparée</text:p>
        </text:list-item>
        <text:list-item>
          <text:p text:style-name="P57">de proposer un aide mémoire aux pizzaiolos indiquant la recette de chaque pizza</text:p>
        </text:list-item>
      </text:list>
      <text:p text:style-name="P59"><text:span text:style-name="T5"><text:line-break/>Le client a déjà fait une petite prospection et les logiciels existants qu’il a pu trouver ne lui conviennent pas.</text:span></text:p>
      <text:h text:style-name="Heading_20_1" text:outline-level="1"><text:span text:style-name="T5">Description </text:span>générale<text:span text:style-name="T5"> de la solution</text:span></text:h>
      <text:p text:style-name="P37">…</text:p>
      <text:h text:style-name="Heading_20_2" text:outline-level="2">Les principe de fonctionnement</text:h>
      <text:p text:style-name="P37"/>
      <text:h text:style-name="Heading_20_2" text:outline-level="2">Les acteurs</text:h>
      <text:p text:style-name="Text_20_body"/>
      <text:h text:style-name="P48" text:outline-level="2"><text:span text:style-name="T5">Les c</text:span><text:span text:style-name="T5">as d’utilisation </text:span><text:span text:style-name="T5">généraux</text:span></text:h>
      <text:p text:style-name="P39">Diagramme UML des cas d’utiliation généraux.<text:line-break/><text:span text:style-name="T8">Ne pas détailler.<text:line-break/>Ex : faire un seul cas d’utilisation “Gestion des catégories” au lieu de “Ajouter une catégorie”, “</text:span><text:span text:style-name="T8">S</text:span><text:span text:style-name="T8">upprimer </text:span><text:span text:style-name="T8">une catégorie”</text:span><text:span text:style-name="T8">...</text:span></text:p>
      <text:h text:style-name="P49" text:outline-level="1">Le domaine fonctionnel</text:h>
      <text:h text:style-name="Heading_20_2" text:outline-level="2">Référentiel</text:h>
      <text:p text:style-name="P39">Diagramme UML de classes</text:p>
      <text:p text:style-name="Text_20_body">Explications…</text:p>
      <text:h text:style-name="P53" text:outline-level="3">Règles de gestion</text:h>
      <text:h text:style-name="Heading_20_2" text:outline-level="2"><text:span text:style-name="T5">P</text:span><text:span text:style-name="T5">ackage X</text:span></text:h>
      <text:p text:style-name="P28">…</text:p>
      <text:p text:style-name="P28"/>
      <text:h text:style-name="Heading_20_1" text:outline-level="1">Les workflows</text:h>
      <text:h text:style-name="Heading_20_2" text:outline-level="2">Le workflow XXX</text:h>
      <text:p text:style-name="Text_20_body">...</text:p>
      <text:h text:style-name="Heading_20_1" text:outline-level="1">Application Web</text:h>
      <text:p text:style-name="P28">Introduction, objectifs...</text:p>
      <text:p text:style-name="P28"/>
      <text:h text:style-name="Heading_20_2" text:outline-level="2">Les acteurs</text:h>
      <text:p text:style-name="Text_20_body"/>
      <text:h text:style-name="Heading_20_2" text:outline-level="2">Les cas d’utilisation</text:h>
      <text:p text:style-name="P29">Diagramme UML de cas d’utilisation</text:p>
      <text:h text:style-name="Heading_20_3" text:outline-level="3">Package A</text:h>
      <text:h text:style-name="Heading_20_4" text:outline-level="4">UC1 – Cas d’utilisation 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Table_20_Contents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43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2" office:value-type="string">
            <text:list xml:id="list6132764677171549840" text:style-name="L4">
              <text:list-item>
                <text:p text:style-name="P42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2" office:value-type="string">
            <text:list xml:id="list3817352386327770365" text:style-name="L5">
              <text:list-item>
                <text:p text:style-name="P44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2" office:value-type="string">
            <text:list xml:id="list5456153475214315135" text:style-name="L6">
              <text:list-item>
                <text:p text:style-name="P45">…</text:p>
              </text:list-item>
              <text:list-item>
                <text:p text:style-name="P45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s</text:p>
          </table:table-cell>
          <table:table-cell table:style-name="Tableau3.B2" office:value-type="string">
            <text:list xml:id="list913953163508739520" text:style-name="L7">
              <text:list-item>
                <text:p text:style-name="P46"/>
              </text:list-item>
            </text:list>
          </table:table-cell>
        </table:table-row>
      </table:table>
      <text:h text:style-name="Heading_20_5" text:outline-level="5">Scénario alternatif : Xxxxx</text:h>
      <text:list xml:id="list3959569455002865574" text:style-name="L8">
        <text:list-item>
          <text:p text:style-name="P56"/>
        </text:list-item>
      </text:list>
      <text:h text:style-name="Heading_20_4" text:outline-level="4">Cas d’utilisation Y</text:h>
      <text:p text:style-name="Text_20_body">...</text:p>
      <text:h text:style-name="Heading_20_3" text:outline-level="3">Package B</text:h>
      <text:p text:style-name="Text_20_body">...</text:p>
      <text:h text:style-name="Heading_20_2" text:outline-level="2">Les règles de gestion générales</text:h>
      <text:p text:style-name="Text_20_body"/>
      <text:h text:style-name="Heading_20_2" text:outline-level="2"><text:soft-page-break/>Le workflow XXX</text:h>
      <text:p text:style-name="Text_20_body"/>
      <text:h text:style-name="Heading_20_1" text:outline-level="1">Application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2</text:page-number> / <text:page-count>1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1</text:page-number> / <text:page-count>12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3$Win32 OpenOffice.org_project/413m1$Build-9783</meta:generator>
    <dc:title>Dossier de conception fonctionnelle</dc:title>
    <meta:document-statistic meta:table-count="8" meta:image-count="2" meta:object-count="0" meta:page-count="12" meta:paragraph-count="126" meta:word-count="671" meta:character-count="3783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